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color="#000000" loext:opacity="100%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/>
    </style:style>
    <style:style style:name="P3" style:family="paragraph" style:parent-style-name="Text_20_body">
      <style:paragraph-properties fo:margin-left="0cm" fo:margin-right="0cm" style:line-height-at-least="0.503cm" fo:text-indent="0cm" style:auto-text-indent="false"/>
      <style:text-properties fo:color="#800000" loext:opacity="100%"/>
    </style:style>
    <style:style style:name="P4" style:family="paragraph" style:parent-style-name="Text_20_body" style:list-style-name="L1">
      <style:paragraph-properties style:line-height-at-least="0.503cm"/>
      <style:text-properties fo:color="#800000" loext:opacity="100%"/>
    </style:style>
    <style:style style:name="P5" style:family="paragraph" style:parent-style-name="Text_20_body">
      <style:paragraph-properties style:line-height-at-least="0.503cm"/>
      <style:text-properties fo:color="#800000" loext:opacity="100%"/>
    </style:style>
    <style:style style:name="P6" style:family="paragraph" style:parent-style-name="Text_20_body" style:list-style-name="L2">
      <style:paragraph-properties style:line-height-at-least="0.503cm"/>
      <style:text-properties fo:color="#800000" loext:opacity="100%"/>
    </style:style>
    <style:style style:name="P7" style:family="paragraph" style:parent-style-name="Text_20_body" style:list-style-name="L2">
      <style:paragraph-properties style:line-height-at-least="0.503cm"/>
      <style:text-properties fo:color="#000000" loext:opacity="100%"/>
    </style:style>
    <style:style style:name="P8" style:family="paragraph" style:parent-style-name="Text_20_body" style:list-style-name="L3">
      <style:paragraph-properties style:line-height-at-least="0.503cm"/>
      <style:text-properties fo:color="#800000" loext:opacity="100%"/>
    </style:style>
    <style:style style:name="P9" style:family="paragraph" style:parent-style-name="Text_20_body" style:list-style-name="L3">
      <style:paragraph-properties style:line-height-at-least="0.503cm"/>
      <style:text-properties fo:color="#000000" loext:opacity="100%"/>
    </style:style>
    <style:style style:name="P10" style:family="paragraph" style:parent-style-name="Text_20_body" style:list-style-name="L4">
      <style:paragraph-properties style:line-height-at-least="0.503cm"/>
      <style:text-properties fo:color="#800000" loext:opacity="100%"/>
    </style:style>
    <style:style style:name="P11" style:family="paragraph" style:parent-style-name="Text_20_body" style:list-style-name="L4">
      <style:paragraph-properties style:line-height-at-least="0.503cm"/>
      <style:text-properties fo:color="#000000" loext:opacity="100%"/>
    </style:style>
    <style:style style:name="P12" style:family="paragraph" style:parent-style-name="Text_20_body" style:list-style-name="L5">
      <style:paragraph-properties style:line-height-at-least="0.503cm"/>
      <style:text-properties fo:color="#800000" loext:opacity="100%"/>
    </style:style>
    <style:style style:name="P13" style:family="paragraph" style:parent-style-name="Text_20_body" style:list-style-name="L6">
      <style:paragraph-properties style:line-height-at-least="0.503cm"/>
      <style:text-properties fo:color="#800000" loext:opacity="100%"/>
    </style:style>
    <style:style style:name="P14" style:family="paragraph" style:parent-style-name="Text_20_body" style:list-style-name="L7">
      <style:paragraph-properties style:line-height-at-least="0.503cm"/>
      <style:text-properties fo:color="#000000" loext:opacity="100%"/>
    </style:style>
    <style:style style:name="P15" style:family="paragraph" style:parent-style-name="Horizontal_20_Line">
      <style:paragraph-properties style:line-height-at-least="0.503cm"/>
      <style:text-properties fo:color="#000000" loext:opacity="100%"/>
    </style:style>
    <style:style style:name="P16" style:family="paragraph" style:parent-style-name="Heading_20_2">
      <style:paragraph-properties style:line-height-at-least="0.503cm"/>
      <style:text-properties fo:color="#000000" loext:opacity="100%"/>
    </style:style>
    <style:style style:name="P17" style:family="paragraph" style:parent-style-name="Text_20_body" style:list-style-name="L8">
      <style:paragraph-properties style:line-height-at-least="0.503cm"/>
      <style:text-properties fo:color="#000000" loext:opacity="100%"/>
    </style:style>
    <style:style style:name="P18" style:family="paragraph" style:parent-style-name="Text_20_body" style:list-style-name="L8">
      <style:paragraph-properties style:line-height-at-least="0.503cm"/>
      <style:text-properties fo:color="#800000" loext:opacity="100%"/>
    </style:style>
    <style:style style:name="T1" style:family="text">
      <style:text-properties fo:color="#00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LinguaWeb</text:p>
      <text:p text:style-name="P2">1️⃣ Получаем элементы страницы</text:p>
      <text:p text:style-name="P2">const modal = document.getElementById("langModal");</text:p>
      <text:p text:style-name="P2">const welcomeText = document.getElementById("welcome-text");</text:p>
      <text:p text:style-name="P2">const description = document.getElementById("description");</text:p>
      <text:p text:style-name="P2">const footer = document.getElementById("footer");</text:p>
      <text:p text:style-name="P2">const changeLangBtn = document.getElementById("change-lang");</text:p>
      <text:p text:style-name="P2"/>
      <text:p text:style-name="P3"><text:span text:style-name="Strong_20_Emphasis"><text:span text:style-name="T1">Что здесь происходит:</text:span></text:span></text:p>
      <text:list text:style-name="L1">
        <text:list-item>
          <text:p text:style-name="P4"><text:span text:style-name="Source_20_Text"><text:span text:style-name="T1">document.getElementById("id")</text:span></text:span><text:span text:style-name="T1"> ищет элемент с указанным </text:span><text:span text:style-name="Source_20_Text"><text:span text:style-name="T1">id</text:span></text:span><text:span text:style-name="T1"> на странице и возвращает его.</text:span></text:p>
        </text:list-item>
        <text:list-item>
          <text:p text:style-name="P4"><text:span text:style-name="T1">Эти переменные нужны, чтобы </text:span><text:span text:style-name="Strong_20_Emphasis"><text:span text:style-name="T1">вставлять тексты переводов</text:span></text:span><text:span text:style-name="T1"> и </text:span><text:span text:style-name="Strong_20_Emphasis"><text:span text:style-name="T1">показывать/скрывать модалку</text:span></text:span><text:span text:style-name="T1">.</text:span></text:p>
        </text:list-item>
      </text:list>
      <text:p text:style-name="P5"><text:span text:style-name="T1">Пример: </text:span><text:span text:style-name="Source_20_Text"><text:span text:style-name="T1">welcomeText</text:span></text:span><text:span text:style-name="T1"> — это </text:span><text:span text:style-name="Source_20_Text"><text:span text:style-name="T1">&lt;h1 id="welcome-text"&gt;&lt;/h1&gt;</text:span></text:span><text:span text:style-name="T1">.</text:span></text:p>
      <text:p text:style-name="P2"/>
      <text:p text:style-name="P2"/>
      <text:p text:style-name="P2">2️⃣ Словарь переводов</text:p>
      <text:p text:style-name="P2">const translations = {</text:p>
      <text:p text:style-name="P2"><text:s text:c="4"/>en: {</text:p>
      <text:p text:style-name="P2"><text:s text:c="6"/>welcome: "Welcome!",</text:p>
      <text:p text:style-name="P2"><text:s text:c="6"/>description: "My name is Dima",</text:p>
      <text:p text:style-name="P2"><text:s text:c="6"/>footer: "Copyright 2025",</text:p>
      <text:p text:style-name="P2"><text:s text:c="6"/>changeLang: "Change language"</text:p>
      <text:p text:style-name="P2"><text:s text:c="4"/>},</text:p>
      <text:p text:style-name="P2"><text:s text:c="4"/>ru: {</text:p>
      <text:p text:style-name="P2"><text:s text:c="6"/>welcome: "Добро пожаловать!",</text:p>
      <text:p text:style-name="P2"><text:s text:c="6"/>description: "Моё имя Дима",</text:p>
      <text:p text:style-name="P2"><text:s text:c="6"/>footer: "Копирайт 2025",</text:p>
      <text:p text:style-name="P2"><text:s text:c="6"/>changeLang: "Поменять язык"</text:p>
      <text:p text:style-name="P2"><text:s text:c="4"/>},</text:p>
      <text:p text:style-name="P2"><text:s text:c="4"/>uk: {</text:p>
      <text:p text:style-name="P2"><text:s text:c="6"/>welcome: "Доброго дня!",</text:p>
      <text:p text:style-name="P2"><text:s text:c="6"/>description: "Моє ім’я Дмитро",</text:p>
      <text:p text:style-name="P2"><text:s text:c="6"/>footer: "Копірайт 2025",</text:p>
      <text:p text:style-name="P2"><text:s text:c="6"/>changeLang: "Змінити мову"</text:p>
      <text:p text:style-name="P2"><text:s text:c="4"/>}</text:p>
      <text:p text:style-name="P2">};</text:p>
      <text:p text:style-name="P2"/>
      <text:p text:style-name="P3"><text:span text:style-name="Strong_20_Emphasis"><text:span text:style-name="T1">Как работает:</text:span></text:span></text:p>
      <text:list text:style-name="L2">
        <text:list-item>
          <text:p text:style-name="P6"><text:span text:style-name="T1">Это </text:span><text:span text:style-name="Strong_20_Emphasis"><text:span text:style-name="T1">объект с ключами языков</text:span></text:span><text:span text:style-name="T1"> (</text:span><text:span text:style-name="Source_20_Text"><text:span text:style-name="T1">en</text:span></text:span><text:span text:style-name="T1">, </text:span><text:span text:style-name="Source_20_Text"><text:span text:style-name="T1">ru</text:span></text:span><text:span text:style-name="T1">, </text:span><text:span text:style-name="Source_20_Text"><text:span text:style-name="T1">uk</text:span></text:span><text:span text:style-name="T1">).</text:span></text:p>
        </text:list-item>
        <text:list-item>
          <text:p text:style-name="P7">Каждый язык — это объект с текстами для разных частей страницы.</text:p>
        </text:list-item>
        <text:list-item>
          <text:p text:style-name="P7">Когда нужно изменить язык — мы просто обращаемся к нужному объекту:</text:p>
        </text:list-item>
      </text:list>
      <text:p text:style-name="P2">translations["ru"].welcome // вернёт "Добро пожаловать!"</text:p>
      <text:p text:style-name="P2"/>
      <text:p text:style-name="P2">3️⃣ Функция применения перевода</text:p>
      <text:p text:style-name="P2">function applyTranslations(lang) {</text:p>
      <text:p text:style-name="P2"><text:s text:c="4"/>welcomeText.textContent = translations[lang].welcome;</text:p>
      <text:p text:style-name="P2"><text:soft-page-break/><text:s text:c="4"/>description.textContent = translations[lang].description;</text:p>
      <text:p text:style-name="P2"><text:s text:c="4"/>footer.textContent = translations[lang].footer;</text:p>
      <text:p text:style-name="P2"><text:s text:c="4"/>changeLangBtn.textContent = translations[lang].changeLang;</text:p>
      <text:p text:style-name="P2">}</text:p>
      <text:p text:style-name="P3"><text:span text:style-name="Strong_20_Emphasis"><text:span text:style-name="T1">Что делает:</text:span></text:span></text:p>
      <text:list text:style-name="L3">
        <text:list-item>
          <text:p text:style-name="P8"><text:span text:style-name="T1">Принимает </text:span><text:span text:style-name="Source_20_Text"><text:span text:style-name="T1">lang</text:span></text:span><text:span text:style-name="T1"> — строку </text:span><text:span text:style-name="Source_20_Text"><text:span text:style-name="T1">"en"</text:span></text:span><text:span text:style-name="T1">, </text:span><text:span text:style-name="Source_20_Text"><text:span text:style-name="T1">"ru"</text:span></text:span><text:span text:style-name="T1"> или </text:span><text:span text:style-name="Source_20_Text"><text:span text:style-name="T1">"uk"</text:span></text:span><text:span text:style-name="T1">.</text:span></text:p>
        </text:list-item>
        <text:list-item>
          <text:p text:style-name="P8"><text:span text:style-name="T1">Меняет </text:span><text:span text:style-name="Strong_20_Emphasis"><text:span text:style-name="T1">тексты элементов страницы</text:span></text:span><text:span text:style-name="T1"> на соответствующий язык.</text:span></text:p>
        </text:list-item>
        <text:list-item>
          <text:p text:style-name="P8"><text:span text:style-name="Source_20_Text"><text:span text:style-name="T1">textContent</text:span></text:span><text:span text:style-name="T1"> — это текст внутри элемента.</text:span></text:p>
        </text:list-item>
        <text:list-item>
          <text:p text:style-name="P8"><text:span text:style-name="T1">Фактически эта функция </text:span><text:span text:style-name="Strong_20_Emphasis"><text:span text:style-name="T1">обновляет всю страницу на выбранный язык</text:span></text:span><text:span text:style-name="T1">.</text:span></text:p>
          <text:p text:style-name="P9"/>
        </text:list-item>
      </text:list>
      <text:p text:style-name="P2">4️⃣ Функция установки языка</text:p>
      <text:p text:style-name="P2">function setLanguage(lang) {</text:p>
      <text:p text:style-name="P2"><text:s text:c="4"/>localStorage.setItem("lang", lang);</text:p>
      <text:p text:style-name="P2"><text:s text:c="4"/>applyTranslations(lang);</text:p>
      <text:p text:style-name="P2"><text:s text:c="4"/>modal.style.display = "none";</text:p>
      <text:p text:style-name="P2">}</text:p>
      <text:p text:style-name="P3"><text:span text:style-name="Strong_20_Emphasis"><text:span text:style-name="T1">Пошагово:</text:span></text:span></text:p>
      <text:list text:style-name="L4">
        <text:list-item>
          <text:p text:style-name="P10"><text:span text:style-name="Source_20_Text"><text:span text:style-name="T1">localStorage.setItem("lang", lang)</text:span></text:span></text:p>
          <text:list>
            <text:list-item>
              <text:p text:style-name="P10"><text:span text:style-name="T1">Сохраняем выбранный язык в </text:span><text:span text:style-name="Strong_20_Emphasis"><text:span text:style-name="T1">локальное хранилище браузера</text:span></text:span><text:span text:style-name="T1">.</text:span></text:p>
            </text:list-item>
            <text:list-item>
              <text:p text:style-name="P10"><text:span text:style-name="T1">Благодаря этому при следующем заходе на сайт, язык будет </text:span><text:span text:style-name="Strong_20_Emphasis"><text:span text:style-name="T1">тот же самый</text:span></text:span><text:span text:style-name="T1">, который выбрал пользователь.</text:span></text:p>
            </text:list-item>
          </text:list>
        </text:list-item>
        <text:list-item>
          <text:p text:style-name="P10"><text:span text:style-name="Source_20_Text"><text:span text:style-name="T1">applyTranslations(lang)</text:span></text:span></text:p>
          <text:list>
            <text:list-item>
              <text:p text:style-name="P11">Меняем все тексты на выбранный язык.</text:p>
            </text:list-item>
          </text:list>
        </text:list-item>
        <text:list-item>
          <text:p text:style-name="P10"><text:span text:style-name="Source_20_Text"><text:span text:style-name="T1">modal.style.display = "none"</text:span></text:span></text:p>
          <text:list>
            <text:list-item>
              <text:p text:style-name="P11">Скрываем модальное окно выбора языка.</text:p>
              <text:p text:style-name="P11"/>
            </text:list-item>
          </text:list>
        </text:list-item>
      </text:list>
      <text:p text:style-name="P2">5️⃣ Проверка сохранённого языка при загрузке</text:p>
      <text:p text:style-name="P2">window.addEventListener("load", () =&gt; {</text:p>
      <text:p text:style-name="P2"><text:s text:c="4"/>let savedLang = localStorage.getItem("lang");</text:p>
      <text:p text:style-name="P2"><text:s text:c="4"/>if (!savedLang || !translations[savedLang]) {</text:p>
      <text:p text:style-name="P2"><text:s text:c="6"/>modal.style.display = "flex";</text:p>
      <text:p text:style-name="P2"><text:s text:c="4"/>} else {</text:p>
      <text:p text:style-name="P2"><text:s text:c="6"/>applyTranslations(savedLang);</text:p>
      <text:p text:style-name="P2"><text:s text:c="4"/>}</text:p>
      <text:p text:style-name="P2">});</text:p>
      <text:p text:style-name="P2"/>
      <text:p text:style-name="P3"><text:span text:style-name="Strong_20_Emphasis"><text:span text:style-name="T1">Как это работает:</text:span></text:span></text:p>
      <text:list text:style-name="L5">
        <text:list-item>
          <text:p text:style-name="P12"><text:span text:style-name="Source_20_Text"><text:span text:style-name="T1">window.addEventListener("load", ...)</text:span></text:span><text:span text:style-name="T1"> — запускает код после полной загрузки страницы.</text:span></text:p>
        </text:list-item>
        <text:list-item>
          <text:p text:style-name="P12"><text:span text:style-name="Source_20_Text"><text:span text:style-name="T1">localStorage.getItem("lang")</text:span></text:span><text:span text:style-name="T1"> — получаем язык, который пользователь выбирал ранее.</text:span></text:p>
        </text:list-item>
        <text:list-item>
          <text:p text:style-name="P12"><text:span text:style-name="Source_20_Text"><text:span text:style-name="T1">if (!savedLang || !translations[savedLang])</text:span></text:span></text:p>
          <text:list>
            <text:list-item>
              <text:p text:style-name="P12"><text:soft-page-break/><text:span text:style-name="T1">Если языка нет в </text:span><text:span text:style-name="Source_20_Text"><text:span text:style-name="T1">localStorage</text:span></text:span><text:span text:style-name="T1"> или ключ не найден в словаре, показываем модалку (</text:span><text:span text:style-name="Source_20_Text"><text:span text:style-name="T1">display = "flex"</text:span></text:span><text:span text:style-name="T1">).</text:span></text:p>
            </text:list-item>
          </text:list>
        </text:list-item>
        <text:list-item>
          <text:p text:style-name="P12"><text:span text:style-name="T1">Иначе применяем перевод через </text:span><text:span text:style-name="Source_20_Text"><text:span text:style-name="T1">applyTranslations(savedLang)</text:span></text:span><text:span text:style-name="T1">.</text:span></text:p>
        </text:list-item>
      </text:list>
      <text:p text:style-name="P2">6️⃣ Обработчики кнопок выбора языка</text:p>
      <text:p text:style-name="P2">document.querySelectorAll(".lang-btn").forEach(btn =&gt; {</text:p>
      <text:p text:style-name="P2"><text:s text:c="4"/>btn.addEventListener("click", () =&gt; {</text:p>
      <text:p text:style-name="P2"><text:s text:c="6"/>const lang = btn.getAttribute("data-lang");</text:p>
      <text:p text:style-name="P2"><text:s text:c="6"/>setLanguage(lang);</text:p>
      <text:p text:style-name="P2"><text:s text:c="4"/>});</text:p>
      <text:p text:style-name="P2">});</text:p>
      <text:p text:style-name="P3"><text:span text:style-name="Strong_20_Emphasis"><text:span text:style-name="T1">Пошагово:</text:span></text:span></text:p>
      <text:list text:style-name="L6">
        <text:list-item>
          <text:p text:style-name="P13"><text:span text:style-name="Source_20_Text"><text:span text:style-name="T1">document.querySelectorAll(".lang-btn")</text:span></text:span><text:span text:style-name="T1"> — находим все кнопки выбора языка.</text:span></text:p>
        </text:list-item>
        <text:list-item>
          <text:p text:style-name="P13"><text:span text:style-name="Source_20_Text"><text:span text:style-name="T1">.forEach(btn =&gt; {...})</text:span></text:span><text:span text:style-name="T1"> — проходимся по каждой кнопке.</text:span></text:p>
        </text:list-item>
        <text:list-item>
          <text:p text:style-name="P13"><text:span text:style-name="Source_20_Text"><text:span text:style-name="T1">btn.addEventListener("click", () =&gt; {...})</text:span></text:span><text:span text:style-name="T1"> — при клике вызываем функцию.</text:span></text:p>
        </text:list-item>
        <text:list-item>
          <text:p text:style-name="P13"><text:span text:style-name="Source_20_Text"><text:span text:style-name="T1">btn.getAttribute("data-lang")</text:span></text:span><text:span text:style-name="T1"> — берём значение атрибута </text:span><text:span text:style-name="Source_20_Text"><text:span text:style-name="T1">data-lang</text:span></text:span><text:span text:style-name="T1"> (</text:span><text:span text:style-name="Source_20_Text"><text:span text:style-name="T1">"en"</text:span></text:span><text:span text:style-name="T1">, </text:span><text:span text:style-name="Source_20_Text"><text:span text:style-name="T1">"ru"</text:span></text:span><text:span text:style-name="T1">, </text:span><text:span text:style-name="Source_20_Text"><text:span text:style-name="T1">"uk"</text:span></text:span><text:span text:style-name="T1">).</text:span></text:p>
        </text:list-item>
        <text:list-item>
          <text:p text:style-name="P13"><text:span text:style-name="Source_20_Text"><text:span text:style-name="T1">setLanguage(lang)</text:span></text:span><text:span text:style-name="T1"> — вызываем функцию установки языка.</text:span></text:p>
        </text:list-item>
      </text:list>
      <text:p text:style-name="P2">7️⃣ Кнопка «Сменить язык»</text:p>
      <text:p text:style-name="P2">changeLangBtn.addEventListener("click", () =&gt; {</text:p>
      <text:p text:style-name="P2"><text:s text:c="4"/>modal.style.display = "flex";</text:p>
      <text:p text:style-name="P2">});</text:p>
      <text:p text:style-name="P3"><text:span text:style-name="Strong_20_Emphasis"><text:span text:style-name="T1">Что делает:</text:span></text:span></text:p>
      <text:list text:style-name="L7">
        <text:list-item>
          <text:p text:style-name="P14">При клике на кнопку «Сменить язык» показываем модальное окно снова.</text:p>
        </text:list-item>
        <text:list-item>
          <text:p text:style-name="P14">Не меняем язык автоматически — пользователь выберет нужный язык в модалке.</text:p>
        </text:list-item>
      </text:list>
      <text:p text:style-name="P15"/>
      <text:h text:style-name="P16" text:outline-level="2">🔑 Итог: как всё работает вместе</text:h>
      <text:list text:style-name="L8">
        <text:list-item>
          <text:p text:style-name="P17">Страница загружается.</text:p>
        </text:list-item>
        <text:list-item>
          <text:p text:style-name="P18"><text:span text:style-name="T1">JS проверяет </text:span><text:span text:style-name="Source_20_Text"><text:span text:style-name="T1">localStorage</text:span></text:span><text:span text:style-name="T1"> — есть ли выбранный язык.</text:span></text:p>
        </text:list-item>
        <text:list-item>
          <text:p text:style-name="P17">Если язык есть — применяем перевод на странице.</text:p>
        </text:list-item>
        <text:list-item>
          <text:p text:style-name="P17">Если языка нет — показываем модалку с выбором.</text:p>
        </text:list-item>
        <text:list-item>
          <text:p text:style-name="P18"><text:span text:style-name="T1">Пользователь нажимает кнопку с языком → вызывается </text:span><text:span text:style-name="Source_20_Text"><text:span text:style-name="T1">setLanguage(lang)</text:span></text:span></text:p>
          <text:list>
            <text:list-item>
              <text:p text:style-name="P18"><text:span text:style-name="T1">Сохраняем выбор в </text:span><text:span text:style-name="Source_20_Text"><text:span text:style-name="T1">localStorage</text:span></text:span></text:p>
            </text:list-item>
            <text:list-item>
              <text:p text:style-name="P17">Меняем тексты на странице</text:p>
            </text:list-item>
            <text:list-item>
              <text:p text:style-name="P17">Скрываем модалку</text:p>
            </text:list-item>
          </text:list>
        </text:list-item>
        <text:list-item>
          <text:p text:style-name="P17">Можно снова открыть модалку через кнопку «Сменить язык».</text:p>
        </text:list-item>
      </text:list>
      <text:p text:style-name="P2"/>
      <text:p text:style-name="P2"><text:soft-page-break/>[Загрузка страницы]</text:p>
      <text:p text:style-name="P2"><text:s text:c="8"/>|</text:p>
      <text:p text:style-name="P2"><text:s text:c="8"/>v</text:p>
      <text:p text:style-name="P2">[JS проверяет localStorage.getItem("lang")]</text:p>
      <text:p text:style-name="P2"><text:s text:c="8"/>|</text:p>
      <text:p text:style-name="P2"><text:s text:c="8"/>|---&gt; [Язык найден и есть в словаре translations?] --- No ---&gt; [Показать модальное окно выбора языка (modal.style.display = "flex")]</text:p>
      <text:p text:style-name="P2"><text:s text:c="8"/>| <text:s text:c="61"/>|</text:p>
      <text:p text:style-name="P2"><text:s text:c="8"/>| <text:s text:c="61"/>v</text:p>
      <text:p text:style-name="P2"><text:s text:c="8"/>| <text:s text:c="55"/>[Пользователь выбирает язык]</text:p>
      <text:p text:style-name="P2"><text:s text:c="8"/>| <text:s text:c="61"/>|</text:p>
      <text:p text:style-name="P2"><text:s text:c="8"/>| <text:s text:c="61"/>v</text:p>
      <text:p text:style-name="P2"><text:s text:c="8"/>| <text:s text:c="55"/>[setLanguage(lang)]</text:p>
      <text:p text:style-name="P2"><text:s text:c="8"/>| <text:s text:c="61"/>|</text:p>
      <text:p text:style-name="P2"><text:s text:c="8"/>| <text:s text:c="61"/>v</text:p>
      <text:p text:style-name="P2"><text:s text:c="8"/>| <text:s text:c="47"/>[Сохраняем выбор в localStorage]</text:p>
      <text:p text:style-name="P2"><text:s text:c="8"/>| <text:s text:c="61"/>|</text:p>
      <text:p text:style-name="P2"><text:s text:c="8"/>| <text:s text:c="61"/>v</text:p>
      <text:p text:style-name="P2"><text:s text:c="8"/>| <text:s text:c="47"/>[Применяем перевод через applyTranslations(lang)]</text:p>
      <text:p text:style-name="P2"><text:s text:c="8"/>| <text:s text:c="61"/>|</text:p>
      <text:p text:style-name="P2"><text:s text:c="8"/>| <text:s text:c="61"/>v</text:p>
      <text:p text:style-name="P2"><text:s text:c="8"/>| <text:s text:c="48"/>[Скрываем модальное окно (modal.style.display = "none")]</text:p>
      <text:p text:style-name="P2"><text:s text:c="8"/>|</text:p>
      <text:p text:style-name="P2"><text:s text:c="7"/>Yes</text:p>
      <text:p text:style-name="P2"><text:s text:c="8"/>|</text:p>
      <text:p text:style-name="P2"><text:s text:c="8"/>v</text:p>
      <text:p text:style-name="P2">[Применяем сохранённый язык через applyTranslations(savedLang)]</text:p>
      <text:p text:style-name="P2"><text:s text:c="8"/>|</text:p>
      <text:p text:style-name="P2"><text:s text:c="8"/>v</text:p>
      <text:p text:style-name="P2">[Элементы страницы обновлены: welcomeText, description, footer, changeLangBtn]</text:p>
      <text:p text:style-name="P2"><text:s text:c="8"/>|</text:p>
      <text:p text:style-name="P2"><text:s text:c="8"/>v</text:p>
      <text:p text:style-name="P2">[Пользователь может нажать кнопку "Сменить язык" (changeLangBtn)]</text:p>
      <text:p text:style-name="P2"><text:s text:c="8"/>|</text:p>
      <text:p text:style-name="P2"><text:s text:c="8"/>v</text:p>
      <text:p text:style-name="P2">[Открываем модалку снова (modal.style.display = "flex")]</text:p>
      <text:p text:style-name="P2"><text:s text:c="8"/>|</text:p>
      <text:p text:style-name="P2"><text:s text:c="8"/>v</text:p>
      <text:p text:style-name="P2">[Процесс выбора языка повторяется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19:20:00.074572114</meta:creation-date>
    <dc:date>2025-08-26T22:42:05.603150425</dc:date>
    <meta:editing-duration>PT3H11M48S</meta:editing-duration>
    <meta:editing-cycles>1</meta:editing-cycles>
    <meta:document-statistic meta:table-count="0" meta:image-count="0" meta:object-count="0" meta:page-count="4" meta:paragraph-count="148" meta:word-count="615" meta:character-count="6023" meta:non-whitespace-character-count="4294"/>
    <meta:generator>LibreOffice/25.8.0.4$Linux_X86_64 LibreOffice_project/580$Build-4</meta:generator>
  </office:meta>
</office:document-meta>
</file>